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4.1953in"/>
    </style:style>
    <style:style style:name="co4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Tài liệu</text:p>
          </table:table-cell>
          <table:table-cell table:style-name="ce1" office:value-type="string">
            <text:p>NGUỒN THAM KHẢO</text:p>
          </table:table-cell>
          <table:table-cell table:style-name="ce1" office:value-type="string">
            <text:p>Đơn vị kiểm toán</text:p>
          </table:table-cell>
        </table:table-row>
        <table:table-row table:style-name="ro1">
          <table:table-cell/>
          <table:table-cell office:value-type="string">
            <text:p>BCTC 2008</text:p>
          </table:table-cell>
          <table:table-cell office:value-type="string">
            <text:p>http://s.cafef.vn/hose/CNG-cong-ty-co-phan-cng-viet-nam.chn</text:p>
          </table:table-cell>
          <table:table-cell office:value-type="string">
            <text:p>Deloitte</text:p>
          </table:table-cell>
        </table:table-row>
        <table:table-row table:style-name="ro1">
          <table:table-cell/>
          <table:table-cell office:value-type="string">
            <text:p>BCTC 2009</text:p>
          </table:table-cell>
          <table:table-cell office:value-type="string">
            <text:p>http://s.cafef.vn/hose/CNG-cong-ty-co-phan-cng-viet-nam.chn</text:p>
          </table:table-cell>
          <table:table-cell office:value-type="string">
            <text:p>Deloitte</text:p>
          </table:table-cell>
        </table:table-row>
        <table:table-row table:style-name="ro1">
          <table:table-cell/>
          <table:table-cell office:value-type="string">
            <text:p>BCTC2010</text:p>
          </table:table-cell>
          <table:table-cell office:value-type="string">
            <text:p>http://s.cafef.vn/hose/CNG-cong-ty-co-phan-cng-viet-nam.chn</text:p>
          </table:table-cell>
          <table:table-cell office:value-type="string">
            <text:p>Deloitte</text:p>
          </table:table-cell>
        </table:table-row>
        <table:table-row table:style-name="ro1">
          <table:table-cell/>
          <table:table-cell office:value-type="string">
            <text:p>BCTC 2011</text:p>
          </table:table-cell>
          <table:table-cell office:value-type="string">
            <text:p>http://s.cafef.vn/hose/CNG-cong-ty-co-phan-cng-viet-nam.chn</text:p>
          </table:table-cell>
          <table:table-cell office:value-type="string">
            <text:p>Deloitte</text:p>
          </table:table-cell>
        </table:table-row>
        <table:table-row table:style-name="ro1">
          <table:table-cell/>
          <table:table-cell office:value-type="string">
            <text:p>BCTC 2012-Q1</text:p>
          </table:table-cell>
          <table:table-cell office:value-type="string">
            <text:p>http://s.cafef.vn/hose/CNG-cong-ty-co-phan-cng-viet-nam.chn</text:p>
          </table:table-cell>
          <table:table-cell/>
        </table:table-row>
        <table:table-row table:style-name="ro1">
          <table:table-cell/>
          <table:table-cell office:value-type="string">
            <text:p>BCTC 2012-Q2</text:p>
          </table:table-cell>
          <table:table-cell office:value-type="string">
            <text:p>http://s.cafef.vn/hose/CNG-cong-ty-co-phan-cng-viet-nam.chn</text:p>
          </table:table-cell>
          <table:table-cell office:value-type="string">
            <text:p>Deloitte ( soát xét )</text:p>
          </table:table-cell>
        </table:table-row>
        <table:table-row table:style-name="ro1">
          <table:table-cell/>
          <table:table-cell office:value-type="string">
            <text:p>BCTC 2012-Q3</text:p>
          </table:table-cell>
          <table:table-cell office:value-type="string">
            <text:p>http://s.cafef.vn/hose/CNG-cong-ty-co-phan-cng-viet-nam.chn</text:p>
          </table:table-cell>
          <table:table-cell/>
        </table:table-row>
        <table:table-row table:style-name="ro1">
          <table:table-cell/>
          <table:table-cell office:value-type="string">
            <text:p>Bản Cáo Bạch</text:p>
          </table:table-cell>
          <table:table-cell office:value-type="string">
            <text:p>http://finance.vietstock.vn/1/3/CNG/tai-tai-lieutenant</text:p>
          </table:table-cell>
          <table:table-cell/>
        </table:table-row>
        <table:table-row table:style-name="ro1">
          <table:table-cell/>
          <table:table-cell office:value-type="string">
            <text:p>Báo Cáo Phân Tích 1</text:p>
          </table:table-cell>
          <table:table-cell office:value-type="string">
            <text:p>http://www.bsc.com.vn/Downloads.aspx</text:p>
          </table:table-cell>
          <table:table-cell office:value-type="string">
            <text:p>BVSC</text:p>
          </table:table-cell>
        </table:table-row>
        <table:table-row table:style-name="ro1">
          <table:table-cell/>
          <table:table-cell office:value-type="string">
            <text:p>Báo Cáo Phân Tích 2</text:p>
          </table:table-cell>
          <table:table-cell office:value-type="string">
            <text:p>http://www.bsc.com.vn/Downloads.aspx</text:p>
          </table:table-cell>
          <table:table-cell office:value-type="string">
            <text:p>PNS</text:p>
          </table:table-cell>
        </table:table-row>
        <table:table-row table:style-name="ro1">
          <table:table-cell/>
          <table:table-cell office:value-type="string">
            <text:p>Báo Cáo Phân Tích 3</text:p>
          </table:table-cell>
          <table:table-cell office:value-type="string">
            <text:p>http://www.bsc.com.vn/Downloads.aspx</text:p>
          </table:table-cell>
          <table:table-cell office:value-type="string">
            <text:p>VTS</text:p>
          </table:table-cell>
        </table:table-row>
        <table:table-row table:style-name="ro1">
          <table:table-cell/>
          <table:table-cell office:value-type="string">
            <text:p>Báo Cáo Phân Tích 4</text:p>
          </table:table-cell>
          <table:table-cell office:value-type="string">
            <text:p>http://www.bsc.com.vn/Downloads.aspx</text:p>
          </table:table-cell>
          <table:table-cell office:value-type="string">
            <text:p>VDSC</text:p>
          </table:table-cell>
        </table:table-row>
        <table:table-row table:style-name="ro1">
          <table:table-cell/>
          <table:table-cell office:value-type="string">
            <text:p>Báo Cáo Phân Tích 5</text:p>
          </table:table-cell>
          <table:table-cell office:value-type="string">
            <text:p>http://www.bsc.com.vn/Downloads.aspx</text:p>
          </table:table-cell>
          <table:table-cell office:value-type="string">
            <text:p>FPT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11/06/2012</text:date>, <text:time>08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0-24T16:50:02</meta:creation-date>
    <dc:date>2012-11-06T08:42:20.36</dc:date>
    <meta:editing-duration>PT00H09M29S</meta:editing-duration>
    <meta:editing-cycles>2</meta:editing-cycles>
    <meta:generator>OpenOffice.org/3.0$Win32 OpenOffice.org_project/300m9$Build-9358</meta:generator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